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osureTransformer.getClos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Transformer.getInstance( Closure clos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osureTransformer.transform( Objec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osureTransformer.ClosureTransformer( Closure clos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